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Impl.getTransaction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Impl.setMBean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setNamingContexts( List &lt; InitialContext &gt; naming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setNamingContext( InitialContext namin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setTransactionManager( Object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setTransactionManagers( List transaction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setMbeanServers( List &lt; MBeanServer &gt; mbeanSer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getMBeanSer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Impl.getNaming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Impl.getNaming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getMbean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mpl.getTransaction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